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1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Leon Mora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31, 1894</text:p>
      <text:p text:style-name="P5">Month<text:tab/><text:tab/><text:tab/><text:tab/><text:tab/><text:tab/>January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Minneapolis</text:p>
      <text:p text:style-name="P5">State<text:tab/><text:tab/><text:tab/><text:tab/><text:tab/><text:tab/>MN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Minneapolis Jan 31[/ inserted by author]94/</text:p>
      <text:p text:style-name="P2">Dear Father, Esther and Miriam/</text:p>
      <text:p text:style-name="P2"><text:tab/>That I am enjoying/ the comforts of Nina's beautiful home/ there is no need in telling you./</text:p>
      <text:p text:style-name="P2"><text:tab/>The weather tho' colder/ than I have been accustomed to/ is beautiful and I have had some/ nice walks. <text:s/>Nina and Mr Cohen have/ been <text:span text:style-name="T2">more than kind</text:span><text:span text:style-name="T3"> and I feel/ like I was acquiring strength of/ body and mind very rapidly./</text:span></text:p>
      <text:p text:style-name="P2"><text:span text:style-name="T3"><text:tab/>Soon we will decide/ on some plan, and I begin all/ over again./</text:span></text:p>
      <text:p text:style-name="P2"><text:span text:style-name="T3"><text:tab/>The past has indeed/ been better for all of you and I/ do pray that the day will soon/ come when I shall show what/ kind of material I am made of./</text:span></text:p>
      <text:p text:style-name="P2"><text:span text:style-name="T3"><text:tab/>I suppose Nina has/ written all [?] and I close/ with love/ Leo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9T14:35:01.84</meta:creation-date>
    <meta:document-statistic meta:table-count="0" meta:image-count="0" meta:object-count="0" meta:page-count="2" meta:paragraph-count="67" meta:word-count="292" meta:character-count="1932"/>
    <dc:date>2011-12-19T14:41:29.99</dc:date>
    <dc:creator>Penn Libraries</dc:creator>
    <meta:editing-duration>PT00H06M28S</meta:editing-duration>
    <meta:editing-cycles>1</meta:editing-cycles>
    <meta:generator>OpenOffice.org/3.2$Win32 OpenOffice.org_project/320m12$Build-9483</meta:generator>
  </office:meta>
</office:document-meta>
</file>